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33" draw:opacity="25%" draw:textarea-vertical-align="middle" draw:shadow-opacity="25%"/>
    </style:style>
    <style:style style:name="gr2" style:family="graphic" style:parent-style-name="standard">
      <style:graphic-properties draw:fill="solid" draw:fill-color="#99ff66" draw:opacity="25%" draw:textarea-vertical-align="middle" draw:shadow-opacity="25%"/>
    </style:style>
    <style:style style:name="gr3" style:family="graphic" style:parent-style-name="standard">
      <style:graphic-properties draw:fill="solid" draw:fill-color="#b2b2b2" draw:opacity="50%" draw:textarea-vertical-align="middle" draw:shadow-opacity="50%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ff66" draw:opacity="50%" draw:textarea-vertical-align="middle" draw:shadow-opacity="50%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solid" draw:fill-color="#6666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fill="none" draw:textarea-vertical-align="middle"/>
    </style:style>
    <style:style style:name="gr11" style:family="graphic" style:parent-style-name="objectwithoutfill">
      <style:graphic-properties svg:stroke-width="0.051cm" svg:stroke-color="#6666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579d1c" draw:textarea-vertical-align="middle"/>
    </style:style>
    <style:style style:name="gr13" style:family="graphic" style:parent-style-name="standard">
      <style:graphic-properties draw:fill="solid" draw:fill-color="#ff3333" draw:textarea-vertical-align="middle"/>
    </style:style>
    <style:style style:name="gr14" style:family="graphic" style:parent-style-name="standard">
      <style:graphic-properties draw:fill="solid" draw:fill-color="#000000" draw:textarea-vertical-align="middle"/>
    </style:style>
    <style:style style:name="gr15" style:family="graphic" style:parent-style-name="standard">
      <style:graphic-properties draw:fill="solid" draw:fill-color="#ff3333" draw:opacity="10%" draw:textarea-vertical-align="middle" draw:shadow-opacity="10%"/>
    </style:style>
    <style:style style:name="gr16" style:family="graphic" style:parent-style-name="standard">
      <style:graphic-properties draw:fill="solid" draw:fill-color="#ff3333" draw:opacity="50%" draw:textarea-vertical-align="middle" draw:shadow-opacity="5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8" style:family="graphic" style:parent-style-name="standard">
      <style:graphic-properties draw:fill="solid" draw:fill-color="#99ff66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weight="bold"/>
    </style:style>
    <style:style style:name="P4" style:family="paragraph">
      <style:paragraph-properties fo:text-align="end"/>
      <style:text-properties fo:font-weight="bold" style:font-weight-asian="bold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color="#6666ff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6666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774cm" svg:height="1.585cm" svg:x="0.395cm" svg:y="21.79cm">
          <text:p/>
        </draw:rect>
        <draw:rect draw:style-name="gr2" draw:text-style-name="P1" draw:layer="layout" svg:width="12.774cm" svg:height="7.263cm" svg:x="0.396cm" svg:y="14.293cm">
          <text:p/>
        </draw:rect>
        <draw:rect draw:style-name="gr3" draw:text-style-name="P1" draw:layer="layout" svg:width="1.168cm" svg:height="5.08cm" svg:x="7.42cm" svg:y="20.043cm">
          <text:p/>
        </draw:rect>
        <draw:custom-shape draw:style-name="gr4" draw:text-style-name="P1" draw:layer="layout" svg:width="7.836cm" svg:height="1.348cm" svg:x="1.824cm" svg:y="4.269cm">
          <text:p/>
          <draw:enhanced-geometry svg:viewBox="0 0 21600 21600" draw:glue-points="?f6 10800 10800 21600 ?f5 10800 10800 0" draw:text-areas="?f3 ?f3 ?f4 ?f4" draw:type="trapezoid" draw:modifiers="9660.3292076049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5" draw:text-style-name="P1" draw:layer="layout" svg:width="1.263cm" svg:height="6.837cm" svg:x="6.088cm" svg:y="14.336cm">
          <text:p/>
        </draw:rect>
        <draw:polyline draw:style-name="gr6" draw:text-style-name="P1" draw:layer="layout" svg:width="16.725cm" svg:height="1.286cm" svg:x="3.864cm" svg:y="5.061cm" svg:viewBox="0 0 16726 1287" draw:points="0,1244 1253,1237 1228,0 2540,24 2540,1262 16726,1287">
          <text:p/>
        </draw:polyline>
        <draw:polyline draw:style-name="gr6" draw:text-style-name="P1" draw:layer="layout" svg:width="16.725cm" svg:height="1.263cm" svg:x="3.864cm" svg:y="7.585cm" svg:viewBox="0 0 16726 1264" draw:points="0,1221 3778,1238 3753,1 7566,0 7566,1238 16726,1264">
          <text:p/>
        </draw:polyline>
        <draw:polyline draw:style-name="gr6" draw:text-style-name="P1" draw:layer="layout" svg:width="16.725cm" svg:height="1.275cm" svg:x="3.864cm" svg:y="10.101cm" svg:viewBox="0 0 16726 1276" draw:points="0,1206 7617,1237 7592,0 12721,38 12721,1276 16726,1249">
          <text:p/>
        </draw:polyline>
        <draw:circle draw:style-name="gr7" draw:text-style-name="P1" draw:layer="layout" svg:width="0.817cm" svg:height="0.817cm" svg:x="5.322cm" svg:y="5.274cm">
          <text:p/>
        </draw:circle>
        <draw:circle draw:style-name="gr7" draw:text-style-name="P1" draw:layer="layout" svg:width="0.817cm" svg:height="0.817cm" svg:x="7.823cm" svg:y="7.775cm">
          <text:p/>
        </draw:circle>
        <draw:circle draw:style-name="gr7" draw:text-style-name="P1" draw:layer="layout" svg:width="0.817cm" svg:height="0.817cm" svg:x="11.624cm" svg:y="10.276cm">
          <text:p/>
        </draw:circle>
        <draw:frame draw:style-name="gr8" draw:layer="layout" svg:width="1.526cm" svg:height="0.962cm" svg:x="0.709cm" svg:y="5.324cm">
          <draw:text-box>
            <text:p>Top</text:p>
          </draw:text-box>
        </draw:frame>
        <draw:frame draw:style-name="gr8" draw:layer="layout" svg:width="2.373cm" svg:height="0.962cm" svg:x="0.592cm" svg:y="7.86cm">
          <draw:text-box>
            <text:p>Middle</text:p>
          </draw:text-box>
        </draw:frame>
        <draw:frame draw:style-name="gr8" draw:layer="layout" svg:width="2.513cm" svg:height="0.962cm" svg:x="0.633cm" svg:y="10.314cm">
          <draw:text-box>
            <text:p>Bottom</text:p>
          </draw:text-box>
        </draw:frame>
        <draw:frame draw:style-name="gr8" draw:text-style-name="P3" draw:layer="layout" svg:width="7.593cm" svg:height="1.673cm" svg:x="13.779cm" svg:y="0.424cm">
          <draw:text-box>
            <text:p text:style-name="P2"><text:span text:style-name="T1">Non triggered event </text:span></text:p>
            <text:p text:style-name="P2"><text:span text:style-name="T1">(a-causal / down-going)</text:span></text:p>
          </draw:text-box>
        </draw:frame>
        <draw:polyline draw:style-name="gr6" draw:text-style-name="P1" draw:layer="layout" svg:width="8.558cm" svg:height="1.263cm" svg:x="3.854cm" svg:y="14.407cm" svg:viewBox="0 0 8559 1264" draw:points="0,1232 4947,1237 4922,0 6234,24 6234,1262 8559,1264">
          <text:p/>
        </draw:polyline>
        <draw:polyline draw:style-name="gr6" draw:text-style-name="P1" draw:layer="layout" svg:width="8.601cm" svg:height="1.254cm" svg:x="3.854cm" svg:y="16.24cm" svg:viewBox="0 0 8602 1255" draw:points="0,1200 2241,1194 2241,20 6189,0 6210,1255 8602,1237">
          <text:p/>
        </draw:polyline>
        <draw:polyline draw:style-name="gr6" draw:text-style-name="P1" draw:layer="layout" svg:width="8.656cm" svg:height="1.275cm" svg:x="3.854cm" svg:y="18.217cm" svg:viewBox="0 0 8657 1276" draw:points="0,1224 1096,1237 1071,0 6200,38 6200,1276 8657,1274">
          <text:p/>
        </draw:polyline>
        <draw:circle draw:style-name="gr7" draw:text-style-name="P1" draw:layer="layout" svg:width="0.817cm" svg:height="0.817cm" svg:x="9.022cm" svg:y="14.595cm">
          <text:p/>
        </draw:circle>
        <draw:circle draw:style-name="gr7" draw:text-style-name="P1" draw:layer="layout" svg:width="0.817cm" svg:height="0.817cm" svg:x="6.274cm" svg:y="16.47cm">
          <text:p/>
        </draw:circle>
        <draw:circle draw:style-name="gr7" draw:text-style-name="P1" draw:layer="layout" svg:width="0.817cm" svg:height="0.817cm" svg:x="5.094cm" svg:y="18.454cm">
          <text:p/>
        </draw:circle>
        <draw:frame draw:style-name="gr8" draw:layer="layout" svg:width="1.526cm" svg:height="0.962cm" svg:x="0.609cm" svg:y="14.621cm">
          <draw:text-box>
            <text:p>Top</text:p>
          </draw:text-box>
        </draw:frame>
        <draw:frame draw:style-name="gr8" draw:layer="layout" svg:width="2.373cm" svg:height="0.962cm" svg:x="0.582cm" svg:y="16.494cm">
          <draw:text-box>
            <text:p>Middle</text:p>
          </draw:text-box>
        </draw:frame>
        <draw:frame draw:style-name="gr8" draw:layer="layout" svg:width="2.513cm" svg:height="0.962cm" svg:x="0.623cm" svg:y="18.448cm">
          <draw:text-box>
            <text:p>Bottom</text:p>
          </draw:text-box>
        </draw:frame>
        <draw:frame draw:style-name="gr8" draw:text-style-name="P4" draw:layer="layout" svg:width="6.145cm" svg:height="1.673cm" svg:x="14.961cm" svg:y="12.886cm">
          <draw:text-box>
            <text:p text:style-name="P2"><text:span text:style-name="T2">Triggered event </text:span></text:p>
            <text:p text:style-name="P2"><text:span text:style-name="T2">(causal / up-going)</text:span></text:p>
          </draw:text-box>
        </draw:frame>
        <draw:custom-shape draw:style-name="gr9" draw:text-style-name="P1" draw:layer="layout" svg:width="21.436cm" svg:height="12.29cm" svg:x="0.154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1.59cm" svg:height="14.292cm" svg:x="0cm" svg:y="12.648cm">
          <text:p/>
          <draw:enhanced-geometry svg:viewBox="0 0 21600 21600" draw:type="rectangle" draw:enhanced-path="M 0 0 L 21600 0 21600 21600 0 21600 0 0 Z N"/>
        </draw:custom-shape>
        <draw:rect draw:style-name="gr10" draw:text-style-name="P1" draw:layer="layout" svg:width="7.891cm" svg:height="2.471cm" svg:x="1.809cm" svg:y="1.823cm">
          <text:p/>
        </draw:rect>
        <draw:path draw:style-name="gr6" draw:text-style-name="P1" draw:layer="layout" svg:width="7.278cm" svg:height="2.211cm" svg:x="1.991cm" svg:y="1.923cm" svg:viewBox="0 0 7279 2212" svg:d="m0 1950c220 18 391 153 659 55s421-767 742-742 263 672 522 714 337-370 563-398 423 271 632 247 256-354 480-329 439 618 522 563 165-2074 371-2060 110 2184 275 2211 206-810 343-852c268-2 341 304 714 371s971-119 1456-178">
          <text:p/>
        </draw:path>
        <draw:line draw:style-name="gr11" draw:text-style-name="P1" draw:layer="layout" svg:x1="2.211cm" svg:y1="2.483cm" svg:x2="9.33cm" svg:y2="2.502cm">
          <text:p/>
        </draw:line>
        <draw:circle draw:style-name="gr7" draw:text-style-name="P1" draw:layer="layout" svg:width="0.229cm" svg:height="0.229cm" svg:x="6.188cm" svg:y="2.37cm">
          <text:p/>
        </draw:circle>
        <draw:frame draw:style-name="gr8" draw:layer="layout" svg:width="5.87cm" svg:height="0.962cm" svg:x="9.936cm" svg:y="2.641cm">
          <draw:text-box>
            <text:p>L1 Antenna Trigger</text:p>
          </draw:text-box>
        </draw:frame>
        <draw:frame draw:style-name="gr8" draw:text-style-name="P5" draw:layer="layout" svg:width="1.065cm" svg:height="0.721cm" svg:x="1.897cm" svg:y="3.312cm">
          <draw:text-box>
            <text:p><text:span text:style-name="T3">RF</text:span></text:p>
          </draw:text-box>
        </draw:frame>
        <draw:frame draw:style-name="gr8" draw:text-style-name="P6" draw:layer="layout" svg:width="2.382cm" svg:height="0.721cm" svg:x="1.64cm" svg:y="1.849cm">
          <draw:text-box>
            <text:p><text:span text:style-name="T4">Threshold</text:span></text:p>
          </draw:text-box>
        </draw:frame>
        <draw:polyline draw:style-name="gr6" draw:text-style-name="P1" draw:layer="layout" svg:width="8.659cm" svg:height="1.295cm" svg:x="3.854cm" svg:y="20.046cm" svg:viewBox="0 0 8660 1296" draw:points="0,1194 2201,1195 2201,0 4834,25 4834,1259 8660,1296">
          <text:p/>
        </draw:polyline>
        <draw:frame draw:style-name="gr8" draw:layer="layout" svg:width="1.209cm" svg:height="0.962cm" svg:x="1cm" svg:y="20.203cm">
          <draw:text-box>
            <text:p>L2</text:p>
          </draw:text-box>
        </draw:frame>
        <draw:circle draw:style-name="gr12" draw:text-style-name="P1" draw:layer="layout" svg:width="0.817cm" svg:height="0.817cm" svg:x="6.317cm" svg:y="20.219cm">
          <text:p/>
        </draw:circle>
        <draw:polyline draw:style-name="gr6" draw:text-style-name="P1" draw:layer="layout" svg:width="8.655cm" svg:height="1.181cm" svg:x="3.855cm" svg:y="22.089cm" svg:viewBox="0 0 8656 1182" draw:points="0,1152 3531,1162 3531,0 6097,20 6097,1152 8656,1182">
          <text:p/>
        </draw:polyline>
        <draw:frame draw:style-name="gr8" draw:layer="layout" svg:width="4.105cm" svg:height="1.673cm" svg:x="0.342cm" svg:y="21.741cm">
          <draw:text-box>
            <text:p>Neighboring </text:p>
            <text:p>Phi L2</text:p>
          </draw:text-box>
        </draw:frame>
        <draw:circle draw:style-name="gr13" draw:text-style-name="P1" draw:layer="layout" svg:width="0.817cm" svg:height="0.817cm" svg:x="7.598cm" svg:y="22.238cm">
          <text:p/>
        </draw:circle>
        <draw:polyline draw:style-name="gr6" draw:text-style-name="P1" draw:layer="layout" svg:width="8.597cm" svg:height="1.257cm" svg:x="3.856cm" svg:y="23.884cm" svg:viewBox="0 0 8598 1258" draw:points="0,1258 3559,1241 3553,0 4752,9 4746,1241 8598,1228">
          <text:p/>
        </draw:polyline>
        <draw:frame draw:style-name="gr8" draw:text-style-name="P1" draw:layer="layout" svg:width="3.22cm" svg:height="1.673cm" svg:x="0.439cm" svg:y="23.807cm">
          <draw:text-box>
            <text:p text:style-name="P1">Global L3</text:p>
            <text:p text:style-name="P1">Trigger</text:p>
          </draw:text-box>
        </draw:frame>
        <draw:circle draw:style-name="gr14" draw:text-style-name="P1" draw:layer="layout" svg:width="0.817cm" svg:height="0.817cm" svg:x="7.599cm" svg:y="24.064cm">
          <text:p/>
        </draw:circle>
        <draw:rect draw:style-name="gr5" draw:text-style-name="P1" draw:layer="layout" svg:width="2.014cm" svg:height="2.014cm" svg:x="15.15cm" svg:y="16.801cm">
          <text:p/>
        </draw:rect>
        <draw:rect draw:style-name="gr5" draw:text-style-name="P1" draw:layer="layout" svg:width="2.014cm" svg:height="2.014cm" svg:x="15.15cm" svg:y="19.001cm">
          <text:p/>
        </draw:rect>
        <draw:rect draw:style-name="gr5" draw:text-style-name="P1" draw:layer="layout" svg:width="2.014cm" svg:height="2.014cm" svg:x="15.15cm" svg:y="21.201cm">
          <text:p/>
        </draw:rect>
        <draw:rect draw:style-name="gr15" draw:text-style-name="P1" draw:layer="layout" svg:width="2.014cm" svg:height="2.014cm" svg:x="17.35cm" svg:y="16.801cm">
          <text:p/>
        </draw:rect>
        <draw:rect draw:style-name="gr16" draw:text-style-name="P1" draw:layer="layout" svg:width="2.014cm" svg:height="2.014cm" svg:x="17.35cm" svg:y="19.001cm">
          <text:p/>
        </draw:rect>
        <draw:rect draw:style-name="gr16" draw:text-style-name="P1" draw:layer="layout" svg:width="2.014cm" svg:height="2.014cm" svg:x="17.35cm" svg:y="21.201cm">
          <text:p/>
        </draw:rect>
        <draw:frame draw:style-name="gr8" draw:layer="layout" svg:width="1.421cm" svg:height="0.962cm" svg:x="15.447cm" svg:y="15.745cm">
          <draw:text-box>
            <text:p>Phi</text:p>
          </draw:text-box>
        </draw:frame>
        <draw:frame draw:style-name="gr8" draw:layer="layout" svg:width="2.145cm" svg:height="0.962cm" svg:x="17.349cm" svg:y="15.745cm">
          <draw:text-box>
            <text:p>Phi+1</text:p>
          </draw:text-box>
        </draw:frame>
        <draw:frame draw:style-name="gr17" draw:layer="layout" svg:width="4.225cm" svg:height="2.384cm" svg:x="15.481cm" svg:y="23.798cm">
          <draw:text-box>
            <text:p>Only 4 of 6 L0 triggers are required</text:p>
          </draw:text-box>
        </draw:frame>
        <draw:rect draw:style-name="gr18" draw:text-style-name="P1" draw:layer="layout" svg:width="0.643cm" svg:height="1.994cm" svg:x="15.872cm" svg:y="16.805cm">
          <text:p/>
        </draw:rect>
        <draw:rect draw:style-name="gr18" draw:text-style-name="P1" draw:layer="layout" svg:width="0.643cm" svg:height="1.994cm" svg:x="15.873cm" svg:y="19.005cm">
          <text:p/>
        </draw:rect>
        <draw:rect draw:style-name="gr18" draw:text-style-name="P1" draw:layer="layout" svg:width="0.643cm" svg:height="1.994cm" svg:x="15.874cm" svg:y="21.205cm">
          <text:p/>
        </draw:rect>
        <draw:rect draw:style-name="gr13" draw:text-style-name="P1" draw:layer="layout" svg:width="0.643cm" svg:height="1.994cm" svg:x="18.023cm" svg:y="21.205cm">
          <text:p/>
        </draw:rect>
        <draw:rect draw:style-name="gr13" draw:text-style-name="P1" draw:layer="layout" svg:width="0.643cm" svg:height="1.994cm" svg:x="18.024cm" svg:y="19.005cm">
          <text:p/>
        </draw:rect>
        <draw:rect draw:style-name="gr15" draw:text-style-name="P1" draw:layer="layout" svg:width="0.643cm" svg:height="1.994cm" svg:x="18.029cm" svg:y="16.80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2-20T19:48:21</meta:creation-date>
    <dc:date>2017-09-03T13:27:11</dc:date>
    <dc:creator>Ben Rotter</dc:creator>
    <meta:editing-duration>P2DT12H7M</meta:editing-duration>
    <meta:editing-cycles>11</meta:editing-cycles>
    <meta:generator>OpenOffice/4.0.0$Unix OpenOffice.org_project/400m3$Build-9702</meta:generator>
    <meta:document-statistic meta:object-count="58"/>
  </office:meta>
</office:document-meta>
</file>